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48pt" officeooo:rsid="001ffd8b" officeooo:paragraph-rsid="001ffd8b" style:font-size-asian="42pt" style:font-size-complex="48pt"/>
    </style:style>
    <style:style style:name="P2" style:family="paragraph" style:parent-style-name="Standard">
      <style:text-properties fo:font-size="48pt" officeooo:rsid="002eb0e3" officeooo:paragraph-rsid="002eb0e3" style:font-size-asian="42pt" style:font-size-complex="48pt"/>
    </style:style>
    <style:style style:name="P3" style:family="paragraph" style:parent-style-name="Standard">
      <style:text-properties fo:font-size="16pt" officeooo:rsid="001ffd8b" officeooo:paragraph-rsid="00230ac3" style:font-size-asian="14pt" style:font-size-complex="16pt"/>
    </style:style>
    <style:style style:name="P4" style:family="paragraph" style:parent-style-name="Standard">
      <style:text-properties fo:font-size="16pt" officeooo:rsid="002eb0e3" officeooo:paragraph-rsid="002eb0e3" style:font-size-asian="14pt" style:font-size-complex="16pt"/>
    </style:style>
    <style:style style:name="P5" style:family="paragraph" style:parent-style-name="Standard">
      <style:text-properties fo:font-size="16pt" officeooo:rsid="00325303" officeooo:paragraph-rsid="00325303" style:font-size-asian="14pt" style:font-size-complex="16pt"/>
    </style:style>
    <style:style style:name="T1" style:family="text">
      <style:text-properties officeooo:rsid="0021addb"/>
    </style:style>
    <style:style style:name="T2" style:family="text">
      <style:text-properties officeooo:rsid="00230ac3"/>
    </style:style>
    <style:style style:name="T3" style:family="text">
      <style:text-properties fo:background-color="#ffff00" loext:char-shading-value="0"/>
    </style:style>
    <style:style style:name="T4" style:family="text">
      <style:text-properties officeooo:rsid="002eb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Overclocking </text:span>:-</text:p>
      <text:p text:style-name="P1"/>
      <text:p text:style-name="P3">In all the computers there is a processor ,the speed of a processor to process the data is called the clock speed of processor. In the early days processors it is started in megahertz but for modern days computers it is available in gigahertz. When a processor is manufactured it is <text:span text:style-name="T1">tested for check the <text:s/>highest clock speed that <text:s/>can be supported by it.Chips that are not supported at higher clock speeds are sold as lower clock speed models.Adventurous</text:span></text:p>
      <text:p text:style-name="P3"><text:span text:style-name="T2">computer users have, for many years, been squeezing out more</text:span></text:p>
      <text:p text:style-name="P3"><text:span text:style-name="T2">power from their processors by increasing the clock speed - a</text:span></text:p>
      <text:p text:style-name="P3"><text:span text:style-name="T2">technique called overclocking.</text:span></text:p>
      <text:p text:style-name="P3"><text:span text:style-name="T2">GPUs generally have a software tool that is used to change the</text:span></text:p>
      <text:p text:style-name="P3"><text:span text:style-name="T2">clock speed of the processor as desired. GPUs also have a RAM</text:span></text:p>
      <text:p text:style-name="P3"><text:span text:style-name="T2">clock speed that can be adjusted.</text:span></text:p>
      <text:p text:style-name="P3"><text:span text:style-name="T2">As we said before the goal is to get as many hashes calculated as</text:span></text:p>
      <text:p text:style-name="P3"><text:span text:style-name="T2">possible per unit time. We want to get a high hashrate but we also</text:span></text:p>
      <text:p text:style-name="P3"><text:span text:style-name="T2">want stability. The problem with overclocking is that there is a limit</text:span></text:p>
      <text:p text:style-name="P3"><text:span text:style-name="T2">to how much you can overclock your GPU without causing your</text:span></text:p>
      <text:p text:style-name="P3"><text:span text:style-name="T2">miner to lock up or freeze. When locked up or frozen, the hash rate</text:span></text:p>
      <text:p text:style-name="P3"><text:span text:style-name="T2">will drop to 0 or, in the case of a multi-GPU setup, a fraction of what</text:span></text:p>
      <text:p text:style-name="P3"><text:span text:style-name="T2">it would be normally.</text:span></text:p>
      <text:p text:style-name="P3"><text:span text:style-name="T2">You'll need to experiment with your hardware to find out what gives</text:span></text:p>
      <text:p text:style-name="P3"><text:span text:style-name="T2">19Introduction to Bitcoin Mining</text:span></text:p>
      <text:p text:style-name="P3"><text:span text:style-name="T2">the best, most consistent clock rate.</text:span></text:p>
      <text:p text:style-name="P3"><text:span text:style-name="T2">In regards to GPU RAM clock speed, this is often reduced in order to</text:span></text:p>
      <text:p text:style-name="P3"><text:span text:style-name="T2">save electricity and help video cards run cooler at a given clock</text:span></text:p>
      <text:p text:style-name="P3"><text:span text:style-name="T2">speed and resulting hash rate. <text:s/></text:span></text:p>
      <text:p text:style-name="P1"><text:s/></text:p>
      <text:p text:style-name="P2"/>
      <text:p text:style-name="P2"><text:soft-page-break/>mining hardware:-</text:p>
      <text:p text:style-name="P4"/>
      <text:p text:style-name="P4">Above, I used the term miner to describe a person who sets up</text:p>
      <text:p text:style-name="P4">mining computers, the computer hardware doing the mining, or the</text:p>
      <text:p text:style-name="P4">software that executes the logic required in mining. Hardware is the</text:p>
      <text:p text:style-name="P4">focus of this section.</text:p>
      <text:p text:style-name="P4">As you know, some computers are faster than others. Computers</text:p>
      <text:p text:style-name="P4">can have faster or slower processors, more or less RAM, bigger and</text:p>
      <text:p text:style-name="P4">smaller hard drives, and so on. It is also true that some types of</text:p>
      <text:p text:style-name="P4">processor are better at mining than others. Since the testing of</text:p>
      <text:p text:style-name="P4">nonces is a very repetitive task, computer hardware that does</text:p>
      <text:p text:style-name="P4">repetitive things quickly works best for mining.</text:p>
      <text:p text:style-name="P4">What is commonly referred to as the processor in a computer (the</text:p>
      <text:p text:style-name="P4">CPU) is a processor that is very good at switching tasks. Its parts</text:p>
      <text:p text:style-name="P4">are arranged in a way that helps the computer switch from playing</text:p>
      <text:p text:style-name="P4">video to messaging someone or showing a PDF. The CPU is</text:p>
      <text:p text:style-name="P4">optimized for task switching since that is how it spends most of its</text:p>
      <text:p text:style-name="P4">time.</text:p>
      <text:p text:style-name="P4">On the other hand, a computer's GPU (graphics processing unit) is</text:p>
      <text:p text:style-name="P4">called upon to do simple operations, like draw a triangle, or shade a</text:p>
      <text:p text:style-name="P4">pixel, as many times per second as possible. It is internally</text:p>
      <text:p text:style-name="P4">13Introduction to Bitcoin Mining</text:p>
      <text:p text:style-name="P4">arranged for this purpose which makes it much faster and more</text:p>
      <text:p text:style-name="P4">efficient for Bitcoin mining. In fact, we find that common video</text:p>
      <text:p text:style-name="P4">cards can out-perform common CPUs by 100x or more. Since you</text:p>
      <text:p text:style-name="P4">are competing with other miners, mining with anything less</text:p>
      <text:p text:style-name="P4">powerful than the top 10 or 20 video cards is quite inefficient.</text:p>
      <text:p text:style-name="P4">The most recent development in Bitcoin mining is another processor</text:p>
      <text:p text:style-name="P4">called the FPGA (Field Programmable Gate Array). An FPGA is simply</text:p>
      <text:p text:style-name="P4">a highly programmable processor. FPGAs tend to be more expensive</text:p>
      <text:p text:style-name="P4">than CPUs and GPUs but they are also quite efficient in their use of</text:p>
      <text:p text:style-name="P4">electricity. Miners who are looking to operate where electricty is</text:p>
      <text:p text:style-name="P4">more expensive can invest more money up front to buy an FPGA</text:p>
      <text:p text:style-name="P4">miner and then pay less in ongoing electricity costs.</text:p>
      <text:p text:style-name="P4"/>
      <text:p text:style-name="P4"/>
      <text:p text:style-name="P4"/>
      <text:p text:style-name="P2"><text:soft-page-break/>Mining software:-</text:p>
      <text:p text:style-name="P4"/>
      <text:p text:style-name="P5">If you're mining with a GPU, you will need software to direct the</text:p>
      <text:p text:style-name="P5">hardware to mine Bitcoins. Software is available for Windows, Mac,</text:p>
      <text:p text:style-name="P5">and GNU/Linux. Much of this software is free and open source</text:p>
      <text:p text:style-name="P5">software that you can download and setup yourself or with a little</text:p>
      <text:p text:style-name="P5">help from someone online.</text:p>
      <text:p text:style-name="P5">Once you have the software running, it will tell you how quickly it is</text:p>
      <text:p text:style-name="P5">mining. This is a number denoted in hashes per second with</text:p>
      <text:p text:style-name="P5">common speeds today in the mega-hashes or giga-hashes per</text:p>
      <text:p text:style-name="P5">second. A hash is a step toward testing a nonce and mega and giga</text:p>
      <text:p text:style-name="P5">mean million and billion respectively.</text:p>
      <text:p text:style-name="P5">The goal is to get as many hashes completed by your hardware as</text:p>
      <text:p text:style-name="P5">possible per unit time. The best software for your hardware will help</text:p>
      <text:p text:style-name="P5">you do that. Good software gives a good hash rate but is also</text:p>
      <text:p text:style-name="P5">stable, meaning mining doesn't stop because of a glitch in the</text:p>
      <text:p text:style-name="P5">software.</text:p>
      <text:p text:style-name="P5">After you've chosen mining software, there may also be specific</text:p>
      <text:p text:style-name="P5">settings you will use when you start the miner. These settings,</text:p>
      <text:p text:style-name="P5">which vary too much from machine to machine to list here, will help</text:p>
      <text:p text:style-name="P5">to obtain maximum performance from your miner. You can find</text:p>
      <text:p text:style-name="P5">15Introduction to Bitcoin Mining</text:p>
      <text:p text:style-name="P5">settings for your GPU on the bitcoin wiki and foru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50:28.147635460</meta:creation-date>
    <dc:date>2017-07-27T23:19:08.275860731</dc:date>
    <meta:editing-duration>PT17M42S</meta:editing-duration>
    <meta:editing-cycles>5</meta:editing-cycles>
    <meta:generator>LibreOffice/5.1.6.2$Linux_X86_64 LibreOffice_project/10m0$Build-2</meta:generator>
    <meta:document-statistic meta:table-count="0" meta:image-count="0" meta:object-count="0" meta:page-count="3" meta:paragraph-count="77" meta:word-count="821" meta:character-count="4584" meta:non-whitespace-character-count="3834"/>
  </office:meta>
</office:document-meta>
</file>